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fo:color="#3c763d" style:font-name="lucidatypewriter" fo:font-size="14pt" style:font-size-asian="14pt"/>
    </style:style>
    <style:style style:name="T2" style:family="text">
      <style:text-properties fo:color="#000000" style:font-name="lucidatypewriter" fo:font-size="14pt" style:font-size-asian="14pt"/>
    </style:style>
    <style:style style:name="T3" style:family="text">
      <style:text-properties fo:color="#a020f0" style:font-name="lucidatypewriter" fo:font-size="14pt" style:font-size-asian="14pt"/>
    </style:style>
    <style:style style:name="T4" style:family="text">
      <style:text-properties fo:color="#0000ff" style:font-name="lucidatypewriter" fo:font-size="14pt" style:font-size-asian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% This script calculates docking time of particles</text:span></text:p>
      <text:p text:style-name="Standard"><text:span text:style-name="T1">% Docking time is a time at which particle positioned at r=0 can</text:span></text:p>
      <text:p text:style-name="Standard"><text:span text:style-name="T1">% reach r=r_s position or positioned at r=r_s can reach r=0. There is no</text:span></text:p>
      <text:p text:style-name="Standard"><text:span text:style-name="T1">% gravity, so there is axial symmetry. Particles start at fi=0. Final</text:span></text:p>
      <text:p text:style-name="Standard"><text:span text:style-name="T1">% simulation time is nondimensional. We analyze</text:span></text:p>
      <text:p text:style-name="Standard"><text:span text:style-name="T1">% dependence on A/St and A.</text:span></text:p>
      <text:p text:style-name="Standard"><text:span text:style-name="T1"><text:s/></text:span></text:p>
      <text:p text:style-name="Standard"><text:span text:style-name="T2">clear</text:span></text:p>
      <text:p text:style-name="Standard"><text:span text:style-name="T2">close </text:span><text:span text:style-name="T3">all</text:span></text:p>
      <text:p text:style-name="Standard"><text:span text:style-name="T2">clc</text:span></text:p>
      <text:p text:style-name="Standard"><text:span text:style-name="T2">delete(gcp(</text:span><text:span text:style-name="T3">'nocreate'</text:span><text:span text:style-name="T2">))</text:span></text:p>
      <text:p text:style-name="Standard"><text:span text:style-name="T2"><text:s/></text:span></text:p>
      <text:p text:style-name="Standard"><text:span text:style-name="T2">tic</text:span></text:p>
      <text:p text:style-name="Standard"><text:span text:style-name="T1">%% Declare constants and parameters</text:span></text:p>
      <text:p text:style-name="Standard"><text:span text:style-name="T2">Const = Constants;</text:span></text:p>
      <text:p text:style-name="Standard"><text:span text:style-name="T2">X0_Parameters</text:span></text:p>
      <text:p text:style-name="Standard"><text:span text:style-name="T2"><text:s/></text:span></text:p>
      <text:p text:style-name="Standard"><text:span text:style-name="T2"><text:s/></text:span></text:p>
      <text:p text:style-name="Standard"><text:span text:style-name="T1">%% Initial conditions generation</text:span></text:p>
      <text:p text:style-name="Standard"><text:span text:style-name="T1">%polozenie = 0, rs, plus epsilon</text:span></text:p>
      <text:p text:style-name="Standard"><text:span text:style-name="T1"><text:s/></text:span></text:p>
      <text:p text:style-name="Standard"><text:span text:style-name="T2">part.init=[];</text:span></text:p>
      <text:p text:style-name="Standard"><text:span text:style-name="T2">part.traj=[];</text:span></text:p>
      <text:p text:style-name="Standard"><text:span text:style-name="T2">part.traj.X=[];</text:span></text:p>
      <text:p text:style-name="Standard"><text:span text:style-name="T2">part.traj.t=[];</text:span></text:p>
      <text:p text:style-name="Standard"><text:span text:style-name="T2"><text:s/></text:span></text:p>
      <text:p text:style-name="Standard"><text:span text:style-name="T2">part.par=[];</text:span></text:p>
      <text:p text:style-name="Standard"><text:span text:style-name="T2">part.par.St=[];</text:span></text:p>
      <text:p text:style-name="Standard"><text:span text:style-name="T2">part.par.A=[];</text:span></text:p>
      <text:p text:style-name="Standard"><text:span text:style-name="T2">part.init.r0_bez=[];</text:span></text:p>
      <text:p text:style-name="Standard"><text:span text:style-name="T2">part.init.rfin_bez=[];</text:span></text:p>
      <text:p text:style-name="Standard"><text:span text:style-name="T2"><text:s/></text:span></text:p>
      <text:p text:style-name="Standard"><text:span text:style-name="T2">fi0_bez=0;</text:span></text:p>
      <text:p text:style-name="Standard"><text:span text:style-name="T2">r0_bez=zeros(1,numel(A));</text:span></text:p>
      <text:p text:style-name="Standard"><text:span text:style-name="T2">rfin_bez=zeros(1,numel(A));</text:span></text:p>
      <text:p text:style-name="Standard"><text:span text:style-name="T2">texit=zeros(1,numel(A));</text:span></text:p>
      <text:p text:style-name="Standard"><text:span text:style-name="T2">vr_0=zeros(1,numel(A));</text:span></text:p>
      <text:p text:style-name="Standard"><text:span text:style-name="T2">vfi_0=zeros(1,numel(A));</text:span></text:p>
      <text:p text:style-name="Standard"><text:span text:style-name="T2">flag=zeros(1,numel(A)); </text:span><text:span text:style-name="T1">% flag=0 - point docking, flag=1 - in orbit docking</text:span></text:p>
      <text:p text:style-name="Standard"><text:span text:style-name="T2">iterations=zeros(1,numel(A));</text:span></text:p>
      <text:p text:style-name="Standard"><text:span text:style-name="T2">calc_time=zeros(1,numel(A));</text:span></text:p>
      <text:p text:style-name="Standard"><text:span text:style-name="T2"><text:s/></text:span></text:p>
      <text:p text:style-name="Standard"><text:soft-page-break/><text:span text:style-name="T1">%% calc</text:span></text:p>
      <text:p text:style-name="Standard"><text:span text:style-name="T2">parpool(</text:span><text:span text:style-name="T3">'local'</text:span><text:span text:style-name="T2">,poolnr)</text:span></text:p>
      <text:p text:style-name="Standard"><text:span text:style-name="T2"><text:s/></text:span></text:p>
      <text:p text:style-name="Standard"><text:span text:style-name="T4">parfor</text:span><text:span text:style-name="T2"> p=1:numel(A)</text:span></text:p>
      <text:p text:style-name="Standard"><text:span text:style-name="T2"><text:s text:c="7"/></text:span></text:p>
      <text:p text:style-name="Standard"><text:span text:style-name="T2"><text:s text:c="4"/>disp(char(num2str(p),</text:span><text:span text:style-name="T3">' is on.'</text:span><text:span text:style-name="T2">))</text:span></text:p>
      <text:p text:style-name="Standard"><text:span text:style-name="T2"><text:s text:c="4"/>tic</text:span></text:p>
      <text:p text:style-name="Standard"><text:span text:style-name="T2"><text:s text:c="4"/>t0=t00;</text:span></text:p>
      <text:p text:style-name="Standard"><text:span text:style-name="T2"><text:s text:c="4"/>tfin=St(p)*nt;</text:span></text:p>
      <text:p text:style-name="Standard"><text:span text:style-name="T2"><text:s text:c="4"/>calc_time_temp=0;</text:span></text:p>
      <text:p text:style-name="Standard"><text:span text:style-name="T2"><text:s text:c="4"/></text:span></text:p>
      <text:p text:style-name="Standard"><text:span text:style-name="T2"><text:s text:c="4"/></text:span><text:span text:style-name="T4">if</text:span><text:span text:style-name="T2"> St(p)/A(p)&lt;Const.St_A_cr</text:span></text:p>
      <text:p text:style-name="Standard"><text:span text:style-name="T2"><text:s text:c="8"/>r0_bez(p)=Const.rs-eps;</text:span></text:p>
      <text:p text:style-name="Standard"><text:span text:style-name="T2"><text:s text:c="8"/>rfin_bez(p)=eps;</text:span></text:p>
      <text:p text:style-name="Standard"><text:span text:style-name="T2"><text:s text:c="8"/>[vr_0(p),vfi_0(p),~]=velocity_field(A(p),Const.rs-eps,0);</text:span></text:p>
      <text:p text:style-name="Standard"><text:span text:style-name="T2"><text:s text:c="4"/></text:span><text:span text:style-name="T4">elseif</text:span><text:span text:style-name="T2"> St(p)/A(p)&gt;=Const.St_A_cr</text:span></text:p>
      <text:p text:style-name="Standard"><text:span text:style-name="T2"><text:s text:c="8"/>r0_bez(p)=eps;</text:span></text:p>
      <text:p text:style-name="Standard"><text:span text:style-name="T2"><text:s text:c="8"/>rfin_bez(p)=row_orb_bur(A(p)/St(p))-eps;</text:span></text:p>
      <text:p text:style-name="Standard"><text:span text:style-name="T2"><text:s text:c="8"/>[vr_0(p),vfi_0(p),~]=velocity_field(A(p),eps,0);</text:span></text:p>
      <text:p text:style-name="Standard"><text:span text:style-name="T2"><text:s text:c="8"/>flag(p)=1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x00=[r0_bez(p),</text:span><text:span text:style-name="T4">...</text:span></text:p>
      <text:p text:style-name="Standard"><text:span text:style-name="T2"><text:s text:c="8"/>fi0_bez,</text:span><text:span text:style-name="T4">...</text:span></text:p>
      <text:p text:style-name="Standard"><text:span text:style-name="T2"><text:s text:c="8"/>vr_0(p),</text:span><text:span text:style-name="T4">...</text:span></text:p>
      <text:p text:style-name="Standard"><text:span text:style-name="T2"><text:s text:c="8"/>vfi_0(p)];</text:span></text:p>
      <text:p text:style-name="Standard"><text:span text:style-name="T2"><text:s text:c="4"/></text:span></text:p>
      <text:p text:style-name="Standard"><text:span text:style-name="T2"><text:s text:c="4"/>rfin_temp=rfin_bez(p);</text:span></text:p>
      <text:p text:style-name="Standard"><text:span text:style-name="T2"><text:s text:c="4"/>tspan=linspace(t0,tfin,nt);</text:span></text:p>
      <text:p text:style-name="Standard"><text:span text:style-name="T2"><text:s text:c="4"/></text:span></text:p>
      <text:p text:style-name="Standard"><text:span text:style-name="T2"><text:s text:c="4"/>opt = odeset(</text:span><text:span text:style-name="T3">'Events'</text:span><text:span text:style-name="T2">,@(t, x) EventFunction(t, x, rfin_temp));</text:span></text:p>
      <text:p text:style-name="Standard"><text:span text:style-name="T2"><text:s text:c="4"/></text:span><text:span text:style-name="T1">%</text:span></text:p>
      <text:p text:style-name="Standard"><text:span text:style-name="T2"><text:s text:c="4"/>[t1,x1,tev, ~, iev]=ode45(@(t,x)traj_pionowy(t,x,St(p), A(p)),tspan,x00,opt);</text:span></text:p>
      <text:p text:style-name="Standard"><text:span text:style-name="T2"><text:s text:c="4"/>iteracja=0;</text:span></text:p>
      <text:p text:style-name="Standard"><text:span text:style-name="T2"><text:s text:c="4"/>trjx=x1;</text:span></text:p>
      <text:p text:style-name="Standard"><text:span text:style-name="T2"><text:s text:c="4"/>trjt=t1;</text:span></text:p>
      <text:p text:style-name="Standard"><text:span text:style-name="T2"><text:s text:c="8"/></text:span></text:p>
      <text:p text:style-name="Standard"><text:span text:style-name="T2"><text:s text:c="4"/></text:span><text:span text:style-name="T4">while</text:span><text:span text:style-name="T2"> isempty(iev) &amp;&amp; calc_time_temp&lt;lim_time </text:span><text:span text:style-name="T1">% poki nie znaleziono wydarzenia i czas obliczen nie przekracza limitu</text:span></text:p>
      <text:p text:style-name="Standard"><text:span text:style-name="T2"><text:s text:c="8"/></text:span><text:span text:style-name="T1">% sa dwie mozliwe przyczyny, dlaczego event sie nie wydarzyl</text:span></text:p>
      <text:p text:style-name="Standard"><text:span text:style-name="T2"><text:s text:c="8"/></text:span></text:p>
      <text:p text:style-name="Standard"><text:span text:style-name="T2"><text:s text:c="8"/></text:span><text:span text:style-name="T4">if</text:span><text:span text:style-name="T2"> (x1(2,1)-x1(1,1))/(rfin_bez(p)-r0_bez(p))&gt;1</text:span></text:p>
      <text:p text:style-name="Standard"><text:span text:style-name="T2"><text:s text:c="12"/></text:span><text:span text:style-name="T1">% gdy dt bylo za duze i event zdazyl sie miedzy t(1) a</text:span></text:p>
      <text:p text:style-name="Standard"><text:soft-page-break/><text:span text:style-name="T2"><text:s text:c="12"/></text:span><text:span text:style-name="T1">% t(2), a program tego nie wychwycil</text:span></text:p>
      <text:p text:style-name="Standard"><text:span text:style-name="T2"><text:s text:c="12"/>tfin=t1(2);</text:span></text:p>
      <text:p text:style-name="Standard"><text:span text:style-name="T2"><text:s text:c="12"/>tspan=linspace(0,tfin,nt);</text:span></text:p>
      <text:p text:style-name="Standard"><text:span text:style-name="T2"><text:s text:c="12"/>[t1,x1,tev, ~, iev]=ode45(@(t,x)traj_pionowy(t,x,St(p), A(p)),tspan,x00,opt);</text:span></text:p>
      <text:p text:style-name="Standard"><text:span text:style-name="T2"><text:s text:c="12"/>trjx=x1;</text:span></text:p>
      <text:p text:style-name="Standard"><text:span text:style-name="T2"><text:s text:c="12"/>trjt=t1;</text:span></text:p>
      <text:p text:style-name="Standard"><text:span text:style-name="T2"><text:s text:c="8"/></text:span><text:span text:style-name="T4">elseif</text:span><text:span text:style-name="T2"> (x1(2,1)-x1(1,1))/(rfin_bez(p)-r0_bez(p))&lt;=1</text:span></text:p>
      <text:p text:style-name="Standard"><text:span text:style-name="T2"><text:s text:c="12"/></text:span><text:span text:style-name="T1">%dt nie bylo za duze, czyli czas koncowy musial byc za krotki zeby dotrzec do eventu</text:span></text:p>
      <text:p text:style-name="Standard"><text:span text:style-name="T2"><text:s text:c="12"/>t0=tfin;</text:span></text:p>
      <text:p text:style-name="Standard"><text:span text:style-name="T2"><text:s text:c="12"/>pr=(rfin_bez(p)-x1(end,1))/mean(x1((end-10):end,3));</text:span></text:p>
      <text:p text:style-name="Standard"><text:span text:style-name="T2"><text:s text:c="12"/></text:span><text:span text:style-name="T4">if</text:span><text:span text:style-name="T2"> pr&lt;0 || pr&gt;5*tfin</text:span></text:p>
      <text:p text:style-name="Standard"><text:span text:style-name="T2"><text:s text:c="16"/>tfin=4*tfin;</text:span></text:p>
      <text:p text:style-name="Standard"><text:span text:style-name="T2"><text:s text:c="12"/></text:span><text:span text:style-name="T4">else</text:span></text:p>
      <text:p text:style-name="Standard"><text:span text:style-name="T2"><text:s text:c="12"/>tfin=t0+1.1*pr;</text:span></text:p>
      <text:p text:style-name="Standard"><text:span text:style-name="T2"><text:s text:c="12"/></text:span><text:span text:style-name="T4">end</text:span></text:p>
      <text:p text:style-name="Standard"><text:span text:style-name="T2"><text:s text:c="12"/>tspan=linspace(t0,tfin,nt);</text:span></text:p>
      <text:p text:style-name="Standard"><text:span text:style-name="T2"><text:s text:c="12"/></text:span><text:span text:style-name="T4">if</text:span><text:span text:style-name="T2"> ~isnan(tfin)</text:span></text:p>
      <text:p text:style-name="Standard"><text:span text:style-name="T2"><text:s text:c="16"/>x0=x1(end,:);</text:span></text:p>
      <text:p text:style-name="Standard"><text:span text:style-name="T2"><text:s text:c="16"/>[t1,x1,tev, ~, iev]=ode45(@(t,x)traj_pionowy(t,x,St(p),A(p)),tspan,x0,opt);</text:span></text:p>
      <text:p text:style-name="Standard"><text:span text:style-name="T2"><text:s text:c="12"/></text:span><text:span text:style-name="T4">else</text:span></text:p>
      <text:p text:style-name="Standard"><text:span text:style-name="T2"><text:s text:c="16"/>tev=NaN;</text:span></text:p>
      <text:p text:style-name="Standard"><text:span text:style-name="T2"><text:s text:c="12"/></text:span><text:span text:style-name="T4">end</text:span></text:p>
      <text:p text:style-name="Standard"><text:span text:style-name="T2"><text:s text:c="12"/>trjx=[trjx;x1];</text:span></text:p>
      <text:p text:style-name="Standard"><text:span text:style-name="T2"><text:s text:c="12"/>trjt=[trjt;t1];</text:span></text:p>
      <text:p text:style-name="Standard"><text:span text:style-name="T2"><text:s text:c="8"/></text:span><text:span text:style-name="T4">end</text:span></text:p>
      <text:p text:style-name="Standard"><text:span text:style-name="T2"><text:s text:c="8"/>iteracja=iteracja+1;</text:span></text:p>
      <text:p text:style-name="Standard"><text:span text:style-name="T2"><text:s text:c="8"/>calc_time_temp=toc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</text:span><text:span text:style-name="T4">if</text:span><text:span text:style-name="T2"> isempty(iev) &amp;&amp; calc_time_temp&gt;=lim_time</text:span></text:p>
      <text:p text:style-name="Standard"><text:span text:style-name="T2"><text:s text:c="8"/>texit(p)=1i*tfin;</text:span></text:p>
      <text:p text:style-name="Standard"><text:span text:style-name="T2"><text:s text:c="4"/></text:span><text:span text:style-name="T4">elseif</text:span><text:span text:style-name="T2"> ~isempty(iev)</text:span></text:p>
      <text:p text:style-name="Standard"><text:span text:style-name="T2"><text:s text:c="8"/></text:span><text:span text:style-name="T1">% now calculate it with enough detail, take small timestep adjusted to particle size</text:span></text:p>
      <text:p text:style-name="Standard"><text:span text:style-name="T2"><text:s text:c="8"/>tspan=(0.9*tev):(0.2*St(p)):(tev*1.1);</text:span></text:p>
      <text:p text:style-name="Standard"><text:span text:style-name="T2"><text:s text:c="8"/>[t1,x1,tev2, ~, iev2]=ode45(@(t,x)traj_pionowy(t,x,St(p),A(p)),tspan,x00,opt);</text:span></text:p>
      <text:p text:style-name="Standard"><text:span text:style-name="T2"><text:s text:c="8"/>texit(p)=tev;</text:span></text:p>
      <text:p text:style-name="Standard"><text:span text:style-name="T2"><text:s text:c="8"/></text:span><text:span text:style-name="T4">if</text:span><text:span text:style-name="T2"> ~isempty(tev2)</text:span></text:p>
      <text:p text:style-name="Standard"><text:span text:style-name="T2"><text:s text:c="12"/>texit2(p)=tev2;</text:span></text:p>
      <text:p text:style-name="Standard"><text:span text:style-name="T2"><text:s text:c="8"/></text:span><text:span text:style-name="T4">end</text:span></text:p>
      <text:p text:style-name="Standard"><text:soft-page-break/><text:span text:style-name="T2"><text:s text:c="4"/></text:span><text:span text:style-name="T4">end</text:span></text:p>
      <text:p text:style-name="Standard"><text:span text:style-name="T2"><text:s text:c="4"/></text:span></text:p>
      <text:p text:style-name="Standard"><text:span text:style-name="T2"><text:s text:c="4"/>iterations(p)=iteracja;</text:span></text:p>
      <text:p text:style-name="Standard"><text:span text:style-name="T2"><text:s text:c="4"/>calc_time(p)=calc_time_temp;</text:span></text:p>
      <text:p text:style-name="Standard"><text:span text:style-name="T2"><text:s text:c="4"/>trX{p}=trjx;</text:span></text:p>
      <text:p text:style-name="Standard"><text:span text:style-name="T2"><text:s text:c="4"/>trt{p}=trjt;</text:span></text:p>
      <text:p text:style-name="Standard"><text:span text:style-name="T2"><text:s text:c="4"/>disp(char(</text:span><text:span text:style-name="T3">'Calculation for p='</text:span><text:span text:style-name="T2">,num2str(p),</text:span><text:span text:style-name="T3">' done.'</text:span><text:span text:style-name="T2">))</text:span></text:p>
      <text:p text:style-name="Standard"><text:span text:style-name="T2"><text:s text:c="4"/></text:span></text:p>
      <text:p text:style-name="Standard"><text:span text:style-name="T2"><text:s text:c="4"/></text:span><text:span text:style-name="T4">if</text:span><text:span text:style-name="T2"> sign(rfin_bez(p)-r0_bez(p))~=sign(trjx(end,1)-trjx(1,1))</text:span></text:p>
      <text:p text:style-name="Standard"><text:span text:style-name="T2"><text:s text:c="8"/>disp(char(</text:span><text:span text:style-name="T3">'Sth is wrong with particle direction of motion for p='</text:span><text:span text:style-name="T2">,num2str(p),</text:span><text:span text:style-name="T3">'.'</text:span><text:span text:style-name="T2">))</text:span></text:p>
      <text:p text:style-name="Standard"><text:span text:style-name="T2"><text:s text:c="8"/>texit(p)=NaN;</text:span></text:p>
      <text:p text:style-name="Standard"><text:span text:style-name="T2"><text:s text:c="4"/></text:span><text:span text:style-name="T4">end</text:span></text:p>
      <text:p text:style-name="Standard"><text:span text:style-name="T2"><text:s text:c="4"/></text:span><text:span text:style-name="T1">% the end of calculation for p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2">delete(gcp(</text:span><text:span text:style-name="T3">'nocreate'</text:span><text:span text:style-name="T2">))</text:span></text:p>
      <text:p text:style-name="Standard"><text:span text:style-name="T1">%plot(reshape(A,size(Aa)),reshape(St,size(Aa)),reshape(texit,size(Aa)));</text:span></text:p>
      <text:p text:style-name="Standard"><text:span text:style-name="T1"><text:s/></text:span></text:p>
      <text:p text:style-name="Standard"><text:span text:style-name="T1">%% saving</text:span></text:p>
      <text:p text:style-name="Standard"><text:span text:style-name="T4">for</text:span><text:span text:style-name="T2"> p=1:numel(A)</text:span></text:p>
      <text:p text:style-name="Standard"><text:span text:style-name="T2"><text:s text:c="4"/>part(p).par.St=St(p);</text:span></text:p>
      <text:p text:style-name="Standard"><text:span text:style-name="T2"><text:s text:c="4"/>part(p).par.A=A(p);</text:span></text:p>
      <text:p text:style-name="Standard"><text:span text:style-name="T2"><text:s text:c="4"/>part(p).init.r0_bez=r0_bez(p);</text:span></text:p>
      <text:p text:style-name="Standard"><text:span text:style-name="T2"><text:s text:c="5"/>part(p).init.rfin_bez=rfin_bez(p);</text:span></text:p>
      <text:p text:style-name="Standard"><text:span text:style-name="T2"><text:s text:c="5"/>part(p).init.fi0_bez=fi0_bez;</text:span></text:p>
      <text:p text:style-name="Standard"><text:span text:style-name="T2"><text:s text:c="5"/>part(p).traj.X=cell2mat(trX(p));</text:span></text:p>
      <text:p text:style-name="Standard"><text:span text:style-name="T2"><text:s text:c="5"/>part(p).traj.t=cell2mat(trt(p));</text:span></text:p>
      <text:p text:style-name="Standard"><text:span text:style-name="T4">end</text:span></text:p>
      <text:p text:style-name="Standard"><text:span text:style-name="T2">texitt=reshape(texit,size(AA));</text:span></text:p>
      <text:p text:style-name="Standard"><text:span text:style-name="T2">texitt(texitt==0)=NaN;</text:span></text:p>
      <text:p text:style-name="Standard"><text:span text:style-name="T2">toc</text:span></text:p>
      <text:p text:style-name="Standard"><text:span text:style-name="T2">save([loadDIR name])</text:span></text:p>
      <text:p text:style-name="Standard"><text:span text:style-name="T2"><text:s/></text:span></text:p>
      <text:p text:style-name="Standard"><text:span text:style-name="T4">function</text:span><text:span text:style-name="T2"> dx = traj_pionowy(t,x,St,A)</text:span></text:p>
      <text:p text:style-name="Standard"><text:span text:style-name="T2">dx=[x(3);</text:span><text:span text:style-name="T4">...</text:span></text:p>
      <text:p text:style-name="Standard"><text:span text:style-name="T2"><text:s text:c="4"/>x(4);</text:span><text:span text:style-name="T4">...</text:span></text:p>
      <text:p text:style-name="Standard"><text:span text:style-name="T2"><text:s text:c="4"/>-A*x(1)/St+x(1)*(x(4))^2-x(3)/St;</text:span><text:span text:style-name="T4">...</text:span></text:p>
      <text:p text:style-name="Standard"><text:span text:style-name="T2"><text:s text:c="3"/>(1-exp(-x(1)^2/2))/(2*pi*St*x(1)^2)-2*x(3)*x(4)/x(1)-x(4)/St];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4">function</text:span><text:span text:style-name="T2"> [value,isterminal,direction] = EventFunction(t,x,P)</text:span></text:p>
      <text:p text:style-name="Standard"><text:span text:style-name="T2">value=x(1)-P; </text:span><text:span text:style-name="T1">% The value that we want to be zero</text:span></text:p>
      <text:p text:style-name="Standard"><text:soft-page-break/><text:span text:style-name="T2">isterminal = 1; <text:s/></text:span><text:span text:style-name="T1">% Halt integration </text:span></text:p>
      <text:p text:style-name="Standard"><text:span text:style-name="T2">direction = 0; <text:s text:c="2"/></text:span><text:span text:style-name="T1">% The zero can be approached from either direction</text:span></text:p>
      <text:p text:style-name="Standard"><text:span text:style-name="T4">end</text:span></text:p>
      <text:p text:style-name="Standard"><text:span text:style-name="T4"><text:s/></text:span></text:p>
      <text:p text:style-name="Standard"><text:span text:style-name="T4">function</text:span><text:span text:style-name="T2"> [ r0 ] = row_orb_bur( par )</text:span></text:p>
      <text:p text:style-name="Standard"><text:span text:style-name="T1">%ROWNANIE_ORBITY wyznacza promieĹ„ orbity stacjonarnej wiru Burgersa bez</text:span></text:p>
      <text:p text:style-name="Standard"><text:span text:style-name="T1">%wpĹ‚ywu grawitacji biorÄ…c parametr m=A/St.</text:span></text:p>
      <text:p text:style-name="Standard"><text:span text:style-name="T1"><text:s/></text:span></text:p>
      <text:p text:style-name="Standard"><text:span text:style-name="T2">syms </text:span><text:span text:style-name="T3">r</text:span></text:p>
      <text:p text:style-name="Standard"><text:span text:style-name="T2">r0_sym=solve((par)^(1/2)*r^2-(1-exp(-r^2/2))/(2*pi)==0);</text:span></text:p>
      <text:p text:style-name="Standard"><text:span text:style-name="T2"><text:s/></text:span></text:p>
      <text:p text:style-name="Standard"><text:span text:style-name="T2">r0=abs(double(r0_sym(2)));</text:span></text:p>
      <text:p text:style-name="Standard"><text:span text:style-name="T2"><text:s/></text:span><text:span text:style-name="T4">end</text:span></text:p>
      <text:p text:style-name="Standard"><text:span text:style-name="T2"><text:s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% choose directory</text:span></text:p>
      <text:p text:style-name="Standard"><text:span text:style-name="T2">DIR =</text:span><text:span text:style-name="T3">'/home/pracownicy/karpinska/Dokumenty/Praca_doktorska_analizy/Monodisperse_particles/'</text:span><text:span text:style-name="T2">;</text:span></text:p>
      <text:p text:style-name="Standard"><text:span text:style-name="T2">spec=</text:span><text:span text:style-name="T3">'Results_dock_time/Initial_vel_fluid/'</text:span><text:span text:style-name="T2">;</text:span></text:p>
      <text:p text:style-name="Standard"><text:span text:style-name="T2">loadDIR=[DIR spec];</text:span></text:p>
      <text:p text:style-name="Standard"><text:span text:style-name="T2">fDIR=</text:span><text:span text:style-name="T3">'/home/pracownicy/karpinska/Dokumenty/Praca_doktorska_analizy/Monodisperse_particles/Functions/'</text:span><text:span text:style-name="T2">;</text:span></text:p>
      <text:p text:style-name="Standard"><text:span text:style-name="T2">addpath(fDIR)</text:span></text:p>
      <text:p text:style-name="Standard"><text:span text:style-name="T2">name=</text:span><text:span text:style-name="T3">'Dock_time_eps_00001_detTraj.mat'</text:span><text:span text:style-name="T2">;</text:span></text:p>
      <text:p text:style-name="Standard"><text:span text:style-name="T2"><text:s/></text:span></text:p>
      <text:p text:style-name="Standard"><text:span text:style-name="T1">%% Zasoby</text:span></text:p>
      <text:p text:style-name="Standard"><text:span text:style-name="T2">poolnr=14;</text:span></text:p>
      <text:p text:style-name="Standard"><text:span text:style-name="T2"><text:s/></text:span></text:p>
      <text:p text:style-name="Standard"><text:span text:style-name="T1">% Simulation parameters</text:span></text:p>
      <text:p text:style-name="Standard"><text:span text:style-name="T1">% give A and St as a list of paired parameters</text:span></text:p>
      <text:p text:style-name="Standard"><text:span text:style-name="T1">%AA=0.0001:0.001:0.0101;</text:span></text:p>
      <text:p text:style-name="Standard"><text:span text:style-name="T1">%ST=[0.0001:0.0001:0.001,0.0011:0.001:0.101,0.111:0.01:1];</text:span></text:p>
      <text:p text:style-name="Standard"><text:span text:style-name="T1">%AA=[0.0001:0.0001:0.0081];</text:span></text:p>
      <text:p text:style-name="Standard"><text:span text:style-name="T2">ST=0.0001:0.05:1.0001;</text:span></text:p>
      <text:p text:style-name="Standard"><text:span text:style-name="T2">St_A=160:500:9900;</text:span></text:p>
      <text:p text:style-name="Standard"><text:span text:style-name="T2">AA=ST'./St_A;</text:span></text:p>
      <text:p text:style-name="Standard"><text:span text:style-name="T2">Stt=repmat(ST',1,numel(St_A));</text:span></text:p>
      <text:p text:style-name="Standard"><text:soft-page-break/><text:span text:style-name="T2">A=reshape(AA,numel(AA),1);</text:span></text:p>
      <text:p text:style-name="Standard"><text:span text:style-name="T2">St=reshape(Stt,numel(AA),1);</text:span></text:p>
      <text:p text:style-name="Standard"><text:span text:style-name="T2"><text:s/></text:span></text:p>
      <text:p text:style-name="Standard"><text:span text:style-name="T2"><text:s/></text:span></text:p>
      <text:p text:style-name="Standard"><text:span text:style-name="T2">t00=0;</text:span></text:p>
      <text:p text:style-name="Standard"><text:span text:style-name="T2">eps=0.0001;</text:span></text:p>
      <text:p text:style-name="Standard"><text:span text:style-name="T2">nt=1000;</text:span></text:p>
      <text:p text:style-name="Standard"><text:span text:style-name="T2">lim_time=6000; </text:span><text:span text:style-name="T1">%[s]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5:20:10.025993526</meta:creation-date>
    <dc:date>2020-01-08T15:20:47.046787861</dc:date>
    <meta:editing-duration>PT39S</meta:editing-duration>
    <meta:editing-cycles>1</meta:editing-cycles>
    <meta:document-statistic meta:table-count="0" meta:image-count="0" meta:object-count="0" meta:page-count="6" meta:paragraph-count="207" meta:word-count="447" meta:character-count="5591" meta:non-whitespace-character-count="4564"/>
    <meta:generator>LibreOffice/5.1.6.2$Linux_X86_64 LibreOffice_project/10m0$Build-2</meta:generator>
  </office:meta>
</office:document-meta>
</file>